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start" style:justify-single-word="false"/>
      <style:text-properties fo:color="#ff5254" loext:opacity="100%" style:font-name="Calibri" fo:font-size="10pt" fo:language="es" fo:country="ES" officeooo:paragraph-rsid="001e2e5f" style:font-size-asian="10pt" style:font-size-complex="10pt"/>
    </style:style>
    <style:style style:name="P3" style:family="paragraph" style:parent-style-name="Table_20_Contents">
      <style:text-properties fo:color="#ff5254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P4" style:family="paragraph" style:parent-style-name="Table_20_Contents">
      <style:text-properties style:font-name="Calibri" fo:language="es" fo:country="ES" officeooo:rsid="005176b0" officeooo:paragraph-rsid="005176b0"/>
    </style:style>
    <style:style style:name="P5" style:family="paragraph" style:parent-style-name="Table_20_Contents">
      <style:text-properties style:font-name="Calibri" fo:language="es" fo:country="ES" officeooo:rsid="005176b0" officeooo:paragraph-rsid="001ce776"/>
    </style:style>
    <style:style style:name="P6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1e2e5f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2a7c96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5a4472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4f0f8d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4c152a" officeooo:paragraph-rsid="004c152a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4c152a" officeooo:paragraph-rsid="0053db89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4f0f8d" officeooo:paragraph-rsid="004f0f8d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5cf457" officeooo:paragraph-rsid="004f0f8d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style:font-name="Calibri" fo:font-size="10pt" fo:language="es" fo:country="ES" style:text-underline-style="none" officeooo:rsid="001e2e5f" officeooo:paragraph-rsid="0040ed84" fo:background-color="transparent" style:font-size-asian="10pt" style:font-size-complex="10pt"/>
    </style:style>
    <style:style style:name="P15" style:family="paragraph" style:parent-style-name="Standard">
      <style:text-properties fo:color="#000000" loext:opacity="100%" style:font-name="Calibri" fo:font-size="10pt" fo:language="es" fo:country="ES" officeooo:rsid="004c152a" officeooo:paragraph-rsid="004c152a" fo:background-color="transparent" style:font-size-asian="10pt" style:font-size-complex="10pt"/>
    </style:style>
    <style:style style:name="P16" style:family="paragraph" style:parent-style-name="Standard">
      <style:text-properties fo:color="#000000" loext:opacity="100%" style:font-name="Calibri" fo:font-size="10pt" fo:language="es" fo:country="ES" officeooo:rsid="004c152a" officeooo:paragraph-rsid="0053db89" fo:background-color="transparent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Calibri" fo:font-size="12pt" fo:language="es" fo:country="ES" style:text-underline-style="none" officeooo:rsid="001e2e5f" officeooo:paragraph-rsid="0040ed84" fo:background-color="transparent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Calibri" fo:font-size="12pt" fo:language="es" fo:country="ES" style:text-underline-style="none" officeooo:rsid="004f0f8d" officeooo:paragraph-rsid="004f0f8d" fo:background-color="transparent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Calibri" fo:font-size="12pt" fo:language="es" fo:country="ES" style:text-underline-style="none" officeooo:rsid="001b9de4" officeooo:paragraph-rsid="0040ed84" fo:background-color="transparent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Calibri1" fo:font-size="10pt" fo:language="es" fo:country="ES" fo:font-style="normal" style:text-underline-style="none" fo:font-weight="normal" officeooo:rsid="0152d521" officeooo:paragraph-rsid="0040ed8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Calibri1" fo:font-size="10pt" fo:language="es" fo:country="ES" fo:font-style="normal" style:text-underline-style="none" fo:font-weight="normal" officeooo:rsid="0152d521" officeooo:paragraph-rsid="00566bd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Calibri1" fo:font-size="10pt" fo:language="es" fo:country="ES" fo:font-style="normal" style:text-underline-style="none" fo:font-weight="normal" officeooo:rsid="0152d521" officeooo:paragraph-rsid="005745e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1" fo:font-size="10pt" fo:language="es" fo:country="ES" fo:font-style="normal" style:text-underline-style="none" fo:font-weight="normal" officeooo:rsid="0152d521" officeooo:paragraph-rsid="00418c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1" fo:font-size="10pt" fo:language="es" fo:country="ES" fo:font-style="normal" style:text-underline-style="none" fo:font-weight="normal" officeooo:rsid="0152d521" officeooo:paragraph-rsid="00579ae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Calibri1" fo:font-size="12pt" fo:language="es" fo:country="ES" style:text-underline-style="none" fo:font-weight="normal" officeooo:rsid="0152d521" officeooo:paragraph-rsid="005674ae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40ed8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5745e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="solid" draw:fill-color="#ff5254" draw:opacity="100%"/>
      <style:paragraph-properties fo:line-height="150%" fo:break-before="page" fo:background-color="#ff5254" fo:padding="0.199cm" fo:border="0.06pt solid #000000"/>
      <style:text-properties fo:text-transform="uppercase" fo:color="#ffffff" loext:opacity="100%" style:font-name="Calibri" fo:font-size="12pt" fo:language="es" fo:country="ES" fo:font-weight="bold" officeooo:rsid="0150d5ff" officeooo:paragraph-rsid="001e2e5f" style:font-name-asian="Arial Unicode MS" style:font-size-asian="12pt" style:font-weight-asian="bold" style:font-name-complex="Arial Unicode MS" style:font-size-complex="12pt" style:font-weight-complex="bold"/>
    </style:style>
    <style:style style:name="P29" style:family="paragraph" style:parent-style-name="Standard">
      <loext:graphic-properties draw:fill="solid" draw:fill-color="#ff5254" draw:opacity="100%"/>
      <style:paragraph-properties fo:line-height="150%" fo:break-before="page" fo:background-color="#ff5254" fo:padding="0.199cm" fo:border="0.06pt solid #000000"/>
      <style:text-properties fo:text-transform="uppercase" fo:color="#ffffff" loext:opacity="100%" style:font-name="Calibri" fo:font-size="12pt" fo:language="es" fo:country="ES" fo:font-weight="bold" officeooo:rsid="0150d5ff" officeooo:paragraph-rsid="00479969" style:font-name-asian="Arial Unicode MS" style:font-size-asian="12pt" style:font-weight-asian="bold" style:font-name-complex="Arial Unicode MS" style:font-size-complex="12pt" style:font-weight-complex="bold"/>
    </style:style>
    <style:style style:name="P30" style:family="paragraph" style:parent-style-name="Standard">
      <loext:graphic-properties draw:fill="solid" draw:fill-color="#ff5254" draw:opacity="100%"/>
      <style:paragraph-properties fo:line-height="150%" fo:background-color="#ff5254" fo:padding="0.199cm" fo:border="0.06pt solid #000000"/>
      <style:text-properties fo:color="#ffffff" loext:opacity="100%" style:font-name="Calibri" fo:font-size="12pt" fo:language="es" fo:country="ES" fo:font-weight="bold" officeooo:rsid="0150d5ff" officeooo:paragraph-rsid="001ce776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solid" draw:fill-color="#ff5254" draw:opacity="100%"/>
      <style:paragraph-properties fo:line-height="150%" fo:break-before="page" fo:background-color="#ff5254" fo:padding="0.199cm" fo:border="0.06pt solid #000000"/>
      <style:text-properties fo:color="#ffffff" loext:opacity="100%" style:font-name="Calibri" fo:font-size="12pt" fo:language="es" fo:country="ES" fo:font-weight="bold" officeooo:rsid="0150d5ff" officeooo:paragraph-rsid="001e2e5f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4c152a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Calibri1" fo:font-size="10pt" fo:language="es" fo:country="ES" fo:font-style="normal" style:text-underline-style="none" fo:font-weight="normal" officeooo:rsid="0152d521" officeooo:paragraph-rsid="005e9b3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1" fo:font-size="10pt" fo:language="es" fo:country="ES" fo:font-weight="normal" officeooo:rsid="0152d521" officeooo:paragraph-rsid="00418c40" style:font-size-asian="10pt" style:font-weight-asian="normal" style:font-size-complex="10pt" style:font-weight-complex="normal"/>
    </style:style>
    <style:style style:name="T1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T2" style:family="text">
      <style:text-properties fo:text-transform="uppercase" fo:font-size="11pt" fo:font-weight="bold" officeooo:rsid="0028f140" style:font-size-asian="11pt" style:font-weight-asian="bold" style:font-size-complex="11pt" style:font-weight-complex="bold"/>
    </style:style>
    <style:style style:name="T3" style:family="text">
      <style:text-properties fo:text-transform="uppercase" style:use-window-font-color="true" loext:opacity="0%" fo:background-color="#ffff00" loext:char-shading-value="0" style:font-name-asian="Arial Unicode MS" style:font-name-complex="Arial Unicode MS"/>
    </style:style>
    <style:style style:name="T4" style:family="text">
      <style:text-properties fo:text-transform="uppercase" style:use-window-font-color="true" loext:opacity="0%" officeooo:rsid="0049a3b1" fo:background-color="#ffff00" loext:char-shading-value="0" style:font-name-asian="Arial Unicode MS" style:font-name-complex="Arial Unicode MS"/>
    </style:style>
    <style:style style:name="T5" style:family="text">
      <style:text-properties fo:text-transform="uppercase" style:use-window-font-color="true" loext:opacity="0%" officeooo:rsid="0042d0dd" fo:background-color="#ffff00" loext:char-shading-value="0" style:font-name-asian="Arial Unicode MS" style:font-name-complex="Arial Unicode MS"/>
    </style:style>
    <style:style style:name="T6" style:family="text">
      <style:text-properties fo:text-transform="uppercase" style:font-name-asian="Arial Unicode MS" style:font-name-complex="Arial Unicode MS"/>
    </style:style>
    <style:style style:name="T7" style:family="text">
      <style:text-properties fo:text-transform="uppercase" officeooo:rsid="0049a3b1" style:font-name-asian="Arial Unicode MS" style:font-name-complex="Arial Unicode MS"/>
    </style:style>
    <style:style style:name="T8" style:family="text">
      <style:text-properties fo:text-transform="uppercase" officeooo:rsid="0049d9f3" style:font-name-asian="Arial Unicode MS" style:font-name-complex="Arial Unicode MS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T11" style:family="text">
      <style:text-properties style:use-window-font-color="true" loext:opacity="0%" fo:background-color="#ffff00" loext:char-shading-value="0"/>
    </style:style>
    <style:style style:name="T12" style:family="text">
      <style:text-properties style:use-window-font-color="true" loext:opacity="0%" officeooo:rsid="0045c57f" fo:background-color="#ffff00" loext:char-shading-value="0"/>
    </style:style>
    <style:style style:name="T13" style:family="text">
      <style:text-properties style:use-window-font-color="true" loext:opacity="0%" officeooo:rsid="004aa0ac" fo:background-color="#ffff00" loext:char-shading-value="0"/>
    </style:style>
    <style:style style:name="T14" style:family="text">
      <style:text-properties style:use-window-font-color="true" loext:opacity="0%" style:font-name="Calibri1" fo:font-style="normal" officeooo:rsid="0152d521" fo:background-color="#ffff00" loext:char-shading-value="0" style:font-style-asian="normal" style:font-style-complex="normal"/>
    </style:style>
    <style:style style:name="T15" style:family="text">
      <style:text-properties style:use-window-font-color="true" loext:opacity="0%" style:font-name="Calibri1" fo:font-style="normal" officeooo:rsid="00479969" fo:background-color="#ffff00" loext:char-shading-value="0" style:font-style-asian="normal" style:font-style-complex="normal"/>
    </style:style>
    <style:style style:name="T16" style:family="text">
      <style:text-properties style:font-name="Calibri1" fo:font-style="normal" officeooo:rsid="0045c57f" style:font-style-asian="normal" style:font-style-complex="normal"/>
    </style:style>
    <style:style style:name="T17" style:family="text">
      <style:text-properties style:font-name="Calibri1" fo:font-style="normal" officeooo:rsid="0152d521" style:font-style-asian="normal" style:font-style-complex="normal"/>
    </style:style>
    <style:style style:name="T18" style:family="text">
      <style:text-properties style:font-name="Calibri1" fo:font-style="normal" officeooo:rsid="004f0f8d" style:font-style-asian="normal" style:font-style-complex="normal"/>
    </style:style>
    <style:style style:name="T19" style:family="text">
      <style:text-properties officeooo:rsid="0045c57f"/>
    </style:style>
    <style:style style:name="T20" style:family="text">
      <style:text-properties officeooo:rsid="004aa0ac"/>
    </style:style>
    <style:style style:name="T21" style:family="text">
      <style:text-properties officeooo:rsid="004d12ca"/>
    </style:style>
    <style:style style:name="T22" style:family="text">
      <style:text-properties officeooo:rsid="004f0f8d"/>
    </style:style>
    <style:style style:name="T23" style:family="text">
      <style:text-properties officeooo:rsid="0053a073"/>
    </style:style>
    <style:style style:name="T24" style:family="text">
      <style:text-properties officeooo:rsid="0053db89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officeooo:rsid="00566bdd" style:font-size-asian="10pt" style:font-size-complex="10pt"/>
    </style:style>
    <style:style style:name="T27" style:family="text">
      <style:text-properties fo:font-size="10pt" fo:font-style="normal" style:font-size-asian="10pt" style:font-style-asian="normal" style:font-size-complex="10pt" style:font-style-complex="normal"/>
    </style:style>
    <style:style style:name="T28" style:family="text">
      <style:text-properties fo:font-size="10pt" fo:font-style="normal" officeooo:rsid="005674ae" style:font-size-asian="10pt" style:font-style-asian="normal" style:font-size-complex="10pt" style:font-style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4d12ca" style:font-style-asian="normal" style:font-style-complex="normal"/>
    </style:style>
    <style:style style:name="T31" style:family="text">
      <style:text-properties fo:font-style="normal" style:text-underline-style="none" fo:background-color="transparent" loext:char-shading-value="0" style:font-style-asian="normal" style:font-style-complex="normal"/>
    </style:style>
    <style:style style:name="T32" style:family="text">
      <style:text-properties fo:font-style="normal" style:text-underline-style="none" officeooo:rsid="00579aee" fo:background-color="transparent" loext:char-shading-value="0" style:font-style-asian="normal" style:font-style-complex="normal"/>
    </style:style>
    <style:style style:name="T33" style:family="text">
      <style:text-properties fo:font-style="normal" style:text-underline-style="none" officeooo:rsid="005e2320" fo:background-color="transparent" loext:char-shading-value="0" style:font-style-asian="normal" style:font-style-complex="normal"/>
    </style:style>
    <style:style style:name="T34" style:family="text">
      <style:text-properties officeooo:rsid="00579aee"/>
    </style:style>
    <style:style style:name="T35" style:family="text">
      <style:text-properties officeooo:rsid="0057eac9"/>
    </style:style>
    <style:style style:name="T36" style:family="text">
      <style:text-properties officeooo:rsid="0057f426"/>
    </style:style>
    <style:style style:name="T37" style:family="text">
      <style:text-properties officeooo:rsid="005a4472"/>
    </style:style>
    <style:style style:name="T38" style:family="text">
      <style:text-properties officeooo:rsid="005de5e1"/>
    </style:style>
    <style:style style:name="T39" style:family="text">
      <style:text-properties officeooo:rsid="005e2320"/>
    </style:style>
    <style:style style:name="T40" style:family="text">
      <style:text-properties officeooo:rsid="005e9b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SES DE DATOS" text:name="Modulo"/>
        <text:user-field-decl office:value-type="string" office:string-value="ACTIVIDAD EVALUABLE 4" text:name="Tema"/>
      </text:user-field-decls>
      <text:p text:style-name="P30"><text:span text:style-name="T3">[</text:span><text:span text:style-name="T4">2</text:span><text:span text:style-name="T3"> punto</text:span><text:span text:style-name="T4">s</text:span><text:span text:style-name="T3">]</text:span><text:span text:style-name="T6"> </text:span><text:span text:style-name="T7">crear y poblar la base de datos</text:span></text:p>
      <text:p text:style-name="P23">/*NOTA: al declarar variables Compass no tiene problema, <text:s/>pero al pegar todo de golpe puede fallar, especialmente con las primeras instrucciones: use, dropDatabase() y createCollection(""). */</text:p>
      <text:p text:style-name="P23">/* Limpia la consola - <text:span text:style-name="T34">en el resto de scripts se omitirá por comodidad </text:span>*/<text:line-break/>cls</text:p>
      <text:p text:style-name="P23">/* Crea<text:span text:style-name="T34">mos</text:span> la BD. */<text:line-break/>use MDBElecciones</text:p>
      <text:p text:style-name="P23">/* <text:span text:style-name="T38">1) </text:span>Borra<text:span text:style-name="T34">mos </text:span>la BD. */<text:line-break/>db.dropDatabase()<text:line-break/></text:p>
      <text:p text:style-name="P23">/* <text:span text:style-name="T38">2) </text:span>V<text:span text:style-name="T34">o</text:span>lve<text:span text:style-name="T34">mos</text:span> a crear la BD después de borrarla. */<text:line-break/>use MDBElecciones<text:line-break/></text:p>
      <text:p text:style-name="P23">/* <text:span text:style-name="T38">3) </text:span>Crea<text:span text:style-name="T34">mos</text:span> la colección "Partidos". */<text:line-break/>db.createCollection("Partidos")<text:line-break/></text:p>
      <text:p text:style-name="P24">/* <text:span text:style-name="T39">4.1) </text:span>Cre<text:span text:style-name="T34">amos</text:span> primero los votos <text:span text:style-name="T23">de cada partido</text:span> como array para poder insertarlos en el partido correspondiente.<text:line-break/><text:span text:style-name="T23">Cada voto en una línea del array de votos correspondiente. </text:span>*/<text:line-break/>var votos_p01 = [<text:line-break/><text:tab/>{"id_dig":"F6E8D2C", "circunscripcion":"Impunícia", "gratificacion":500}, <text:line-break/><text:tab/>{"id_dig":"3A7F9B4", "circunscripcion":"Impunícia", "gratificacion":1000}, <text:line-break/><text:tab/>{"id_dig":"H5I4J3K", "circunscripcion":"Impunícia"}, <text:line-break/><text:tab/>{"id_dig":"3A7F9B4", "circunscripcion":"Impunícia"}<text:line-break/>]<text:line-break/><text:line-break/>var votos_p02 = [<text:line-break/><text:tab/>{"id_dig":"5X7W9Y4", "circunscripcion":"Impunícia"},<text:line-break/><text:tab/>{"id_dig":"P1Q3R5S", "circunscripcion":"Ladronia"},<text:line-break/><text:tab/>{"id_dig":"C1D2E3F", "circunscripcion":"Ladronia"},<text:line-break/><text:tab/>{"id_dig":"G6H7I8J", "circunscripcion":"Ladronia"},<text:line-break/><text:tab/>{"id_dig":"Y2X4Z6W", "circunscripcion":"Ladronia"},<text:line-break/><text:tab/>{"id_dig":"Z5A4B3C", "circunscripcion":"Impunícia"},<text:line-break/><text:tab/>{"id_dig":"J5K4L3M", "circunscripcion":"Ladronia"},<text:line-break/>]<text:line-break/><text:line-break/>var votos_p04 = [<text:line-break/><text:tab/>{"id_dig":"1A2B3C4", "circunscripcion":"Impunícia", "gratificacion":1500},<text:line-break/><text:tab/>{"id_dig":"7G8H9I0", "circunscripcion":"Ladronia", "gratificacion":1000},<text:line-break/><text:tab/>{"id_dig":"J1K2L3M", "circunscripcion":"Impunícia"},<text:line-break/><text:tab/>{"id_dig":"R7S8T9U", "circunscripcion":"Ladronia", "gratificacion":1200},<text:line-break/><text:tab/>{"id_dig":"4D5E6F7", "circunscripcion":"Ladronia"},<text:line-break/><text:tab/>{"id_dig":"A1B2C3D", "circunscripcion":"Impunícia", "gratificacion":700},<text:line-break/><text:tab/>{"id_dig":"N4O5P6Q", "circunscripcion":"Ladronia", "gratificacion":800},<text:line-break/><text:tab/>{"id_dig":"V1W2X3Y", "circunscripcion":"Impunícia"}<text:line-break/>]<text:line-break/><text:line-break/></text:p>
      <text:p text:style-name="P24"><text:soft-page-break/>var votos_p05 = [<text:line-break/><text:tab/>{"id_dig":"Z1X4C7V", "circunscripcion":"Impunícia", "gratificacion":100},<text:line-break/><text:tab/>{"id_dig":"O1P2Q3R", "circunscripcion":"Impunícia", "gratificacion":50},<text:line-break/><text:tab/>{"id_dig":"S7T8U9V", "circunscripcion":"Impunícia", "gratificacion":200},<text:line-break/><text:tab/>{"id_dig":"K0L9M8N", "circunscripcion":"Ladronia", "gratificacion":1000},<text:line-break/><text:tab/>{"id_dig":"T4U5V6W", "circunscripcion":"Impunícia", "gratificacion":100},<text:line-break/><text:tab/>{"id_dig":"X1Y2Z3A", "circunscripcion":"Ladronia", "gratificacion":150}<text:line-break/>]</text:p>
      <text:p text:style-name="P23"/>
      <text:p text:style-name="P23">/* <text:span text:style-name="T39">4.2) </text:span>Cre<text:span text:style-name="T34">amos</text:span> <text:span text:style-name="T23">cada </text:span>partido con el array de votos correspondiente. <text:span text:style-name="T23">El partido p03 no tiene.</text:span>*/</text:p>
      <text:p text:style-name="P23">var p01 = {"_id":"p01", "siglas":"ASIR", "nombre":"Alianza Social de Izquierda Radical", "votos":votos_p01}</text:p>
      <text:p text:style-name="P23">var p02 = {"_id": "p02", "siglas":"DAM", "nombre":"Democracia, Acción y Modernidad", "votos":votos_p02, "afiliados":6000}</text:p>
      <text:p text:style-name="P23">var p03 = {"_id": "p03", "siglas":"DAW", "nombre":"Diversidad, Ambiente y Wifi gratis", "afiliados":4000}</text:p>
      <text:p text:style-name="P23">var p04 = {"_id": "p04", "siglas":"PHT", "nombre":"Partido de la Honestidad y la Transparencia", "votos":votos_p04, "afiliados":12000}</text:p>
      <text:p text:style-name="P23">var p05 = {"_id": "p05", "siglas":"PRO", "nombre":"Partido del Robo Organizado", "votos":votos_p05, "afiliados":8000}<text:line-break/></text:p>
      <text:p text:style-name="P34"><text:span text:style-name="T31">/* </text:span><text:span text:style-name="T33">4.3) </text:span><text:span text:style-name="T31">Insert</text:span><text:span text:style-name="T32">amos</text:span><text:span text:style-name="T31"> los partidos en la colección de la base de datos */<text:line-break/>db.Partidos.insertMany([p01,p02,p03,p04,p05])</text:span></text:p>
      <text:p text:style-name="P34"><text:span text:style-name="T31"/></text:p>
      <text:p text:style-name="P34"><text:span text:style-name="T31">/* </text:span><text:span text:style-name="T33">5) </text:span><text:span text:style-name="T31">List</text:span><text:span text:style-name="T33">amos</text:span><text:span text:style-name="T31"> todos los campos de todos los registros ordenados por las siglas del partido */</text:span></text:p>
      <text:p text:style-name="P34"><text:span text:style-name="T31">db.Partidos.find().sort({"siglas":1})</text:span></text:p>
      <text:p text:style-name="P31"><text:span text:style-name="T3">[</text:span><text:span text:style-name="T5">2</text:span><text:span text:style-name="T3"> puntos]</text:span><text:span text:style-name="T6"> </text:span><text:span text:style-name="T8">actualizar la información</text:span></text:p>
      <text:p text:style-name="P16">1)</text:p>
      <text:p text:style-name="P16"/>
      <text:p text:style-name="P16">/* Utilizamos la BD */</text:p>
      <text:p text:style-name="P15">use MDBElecciones</text:p>
      <text:p text:style-name="P15"/>
      <text:p text:style-name="P15">/* Creamos las variables necesarias para filtros, proyecciones y updates */</text:p>
      <text:p text:style-name="P15">/* Partidos que muestren afiliados */</text:p>
      <text:p text:style-name="P15">var j_cond_exists = {"afiliados":{$exists:true}}</text:p>
      <text:p text:style-name="P15"/>
      <text:p text:style-name="P15">/* Partidos que NO muestren afiliados */</text:p>
      <text:p text:style-name="P15">var j_cond_not_exists = {"afiliados":{$exists:false}}</text:p>
      <text:p text:style-name="P15"/>
      <text:p text:style-name="P15">/* Partidos con MENOS de 5000 afiliados */</text:p>
      <text:p text:style-name="P15">var j_cond_caso1 = {"afiliados":{$lt:5000}}</text:p>
      <text:p text:style-name="P15"/>
      <text:p text:style-name="P15">/* Partidos ENTRE 5000 y 10000 afiliados (mayor o igual que 5000 y menor o igual que 10000) */</text:p>
      <text:p text:style-name="P15">var j_cond_caso2 = {$and:[{"afiliados":{$gte:5000}},{"afiliados":{$lte:10000}}]}</text:p>
      <text:p text:style-name="P15"/>
      <text:p text:style-name="P15">/* Partidos con MÁS de 10000 afiliados */</text:p>
      <text:p text:style-name="P15">var j_cond_caso3 = {"afiliados":{$gt:10000}}</text:p>
      <text:p text:style-name="P15"/>
      <text:p text:style-name="P15"/>
      <text:p text:style-name="P15">/* Un filtro para cada tipo de subvencion (básicamente que muestre afiliados y una condición para cada caso) */</text:p>
      <text:p text:style-name="P15">/* Muestran afiliados y son menos de 5000 (usando AND lógica) */</text:p>
      <text:p text:style-name="P15">var j_filtro1 = {$and:[j_cond_exists,j_cond_caso1]}</text:p>
      <text:p text:style-name="P15"/>
      <text:p text:style-name="P15">/* Muestran afiliados y están entre 5000 y 10000 (usando AND lógica) */</text:p>
      <text:p text:style-name="P15">var j_filtro2 = {$and:[j_cond_exists,j_cond_caso2]}</text:p>
      <text:p text:style-name="P15"/>
      <text:p text:style-name="P15">/* Muestran afiliados y son más de 10000 (usando AND lógica) */</text:p>
      <text:p text:style-name="P15">var j_filtro3 = {$and:[j_cond_exists,j_cond_caso3]}</text:p>
      <text:p text:style-name="P15"/>
      <text:p text:style-name="P15"/>
      <text:p text:style-name="P15">/* Se incluye el campo "subvencion" y se actualiza a 0€ */</text:p>
      <text:p text:style-name="P15">db.Partidos.updateMany(j_cond_not_exists, {$set:{"subvencion":0}})</text:p>
      <text:p text:style-name="P15"/>
      <text:p text:style-name="P15">/* Se incluye el campo "subvencion" y se actualiza a 1000000€ */</text:p>
      <text:p text:style-name="P15">db.Partidos.updateMany(j_filtro1, {$set:{"subvencion":1000000}})</text:p>
      <text:p text:style-name="P15"/>
      <text:p text:style-name="P15">/* Se incluye el campo "subvencion" y se actualiza a 3000000€ */</text:p>
      <text:p text:style-name="P15">db.Partidos.updateMany(j_filtro2, {$set:{"subvencion":3000000}})</text:p>
      <text:p text:style-name="P15"/>
      <text:p text:style-name="P15">/* Se incluye el campo "subvencion" y se actualiza a 10000000€ */</text:p>
      <text:p text:style-name="P15">db.Partidos.updateMany(j_filtro3, {$set:{"subvencion":10000000}})</text:p>
      <text:p text:style-name="P32"/>
      <text:p text:style-name="P10">2)</text:p>
      <text:p text:style-name="P10"/>
      <text:p text:style-name="P16">/* Ahora se muestran los partidos y sus subvenciones mediante una proyección */</text:p>
      <text:p text:style-name="P16">/* Proyeccion: muestra nombre y subvención (omite el "_id") */</text:p>
      <text:p text:style-name="P16">var j_proyeccion = {"nombre":1,"subvencion":1,"_id":0}</text:p>
      <text:p text:style-name="P16"/>
      <text:p text:style-name="P16">/* Muestra el nombre del partido y la subvención ordenados por subvención de mayor a menor <text:span text:style-name="T24">(no tiene filtro) </text:span>*/</text:p>
      <text:p text:style-name="P11">db.Partidos.find({},j_proyeccion).sort({"subvencion":-1})</text:p>
      <text:p text:style-name="P10"/>
      <text:p text:style-name="P6"/>
      <text:p text:style-name="P28"><text:span text:style-name="T11">[</text:span><text:span text:style-name="T13">3</text:span><text:span text:style-name="T11"> punto</text:span><text:span text:style-name="T12">S</text:span><text:span text:style-name="T11">]</text:span> <text:span text:style-name="T20">MINERÍA DE DATOS</text:span></text:p>
      <text:p text:style-name="P26"><text:span text:style-name="T21">1</text:span>)</text:p>
      <text:p text:style-name="P27"><text:span text:style-name="T25">/* Comenzamos siempre asegurando que usamos la BD</text:span><text:span text:style-name="T26"> </text:span><text:span text:style-name="T25">*/</text:span></text:p>
      <text:p text:style-name="P22">use MDBElecciones</text:p>
      <text:p text:style-name="P22"/>
      <text:p text:style-name="P21">/* separamos el array de votos para tratarlo */</text:p>
      <text:p text:style-name="P21">var stage_separar = {$unwind:"$votos"}</text:p>
      <text:p text:style-name="P21"/>
      <text:p text:style-name="P20">/* Que tengan gratificacion y sea mayor que 500€ */</text:p>
      <text:p text:style-name="P20">var j_filtro = {$and:[{"votos.gratificacion":{$exists:true}},{"votos.gratificacion":{$gt:500}}]}</text:p>
      <text:p text:style-name="P20"/>
      <text:p text:style-name="P20">/* aplicamos el filtro al stage del match */</text:p>
      <text:p text:style-name="P20">var stage_filtro = {$match:j_filtro}</text:p>
      <text:p text:style-name="P20"/>
      <text:p text:style-name="P20">/* creamos la proyeccion <text:span text:style-name="T35">(consulta a prueba de cambios, </text:span><text:span text:style-name="T36">en lugar de "votos":1</text:span><text:span text:style-name="T35">) </text:span>*/</text:p>
      <text:p text:style-name="P20">var j_proyeccion = {"_id":0,"siglas":1,"votos.id_dig":1,"votos.circunscripcion":1,"votos.gratificacion":1}</text:p>
      <text:p text:style-name="P20"/>
      <text:p text:style-name="P20">/* stage de proyeccion */</text:p>
      <text:p text:style-name="P20">var stage_proyeccion = {$project:j_proyeccion}</text:p>
      <text:p text:style-name="P20"/>
      <text:p text:style-name="P20">/* ordenamos por gratificacion de menor a mayor */</text:p>
      <text:p text:style-name="P33">var stage_sort = {$sort:{"<text:span text:style-name="T40">siglas</text:span>":1,"votos.gratificacion":1}}</text:p>
      <text:p text:style-name="P20"/>
      <text:p text:style-name="P20">/* para mostrar las siglas y los datos de los votos necesitamos una agregación con los stage que hemos definido */</text:p>
      <text:p text:style-name="P20">db.Partidos.aggregate([stage_separar,stage_filtro,stage_proyeccion,stage_sort])</text:p>
      <text:p text:style-name="P19"/>
      <text:p text:style-name="P25"><text:span text:style-name="T30">2</text:span><text:span text:style-name="T29">)</text:span></text:p>
      <text:p text:style-name="P22"/>
      <text:p text:style-name="P25"><text:span text:style-name="T27">/* separamos el array de votos para tratarlo – </text:span><text:span text:style-name="T28">o podemos usar el mismo unwind de antes </text:span><text:span text:style-name="T27">*/</text:span></text:p>
      <text:p text:style-name="P20">var stage_separar = {$unwind:"$votos"}</text:p>
      <text:p text:style-name="P20"/>
      <text:p text:style-name="P20">/* proyeccion del total gastado por partido (siglas) */</text:p>
      <text:p text:style-name="P20">var j_proyeccion = {"_id":0, "siglas":1, "total_gastado":{$sum:"$votos.gratificacion"}}</text:p>
      <text:p text:style-name="P20"/>
      <text:p text:style-name="P20">/* stage de la proyeccion */</text:p>
      <text:p text:style-name="P20">var stage_proyeccion = {$project:j_proyeccion}</text:p>
      <text:p text:style-name="P20"/>
      <text:p text:style-name="P20">/* ordenamos por coste total (de mayor a menor) */</text:p>
      <text:p text:style-name="P20">var j_sort = {"total_gastado":-1}</text:p>
      <text:p text:style-name="P20"/>
      <text:p text:style-name="P20">/* stage del sort */</text:p>
      <text:p text:style-name="P20">var stage_sort = {$sort:j_sort}</text:p>
      <text:p text:style-name="P20"/>
      <text:p text:style-name="P20">/* limitamos el resultado a 1 (el que más) con el stage limit */</text:p>
      <text:p text:style-name="P20">var stage_limit = {$limit:1}</text:p>
      <text:p text:style-name="P20"/>
      <text:p text:style-name="P20">/* mediante una agregación, proyectamos, ordenamos y mostramos el partido con más gasto en gratificaciones */</text:p>
      <text:p text:style-name="P20">db.Partidos.aggregate([stage_proyeccion, stage_sort, stage_limit])</text:p>
      <text:p text:style-name="P6"/>
      <text:p text:style-name="P28"><text:span text:style-name="T11">[2 puntos]</text:span> <text:span text:style-name="T19">CON</text:span><text:span text:style-name="T22">TADORES</text:span></text:p>
      <text:p text:style-name="P14"/>
      <text:p text:style-name="P14"/>
      <text:p text:style-name="P14">/* Comenzamos siempre asegurando que usamos la BD */</text:p>
      <text:p text:style-name="P14">use MDBElecciones</text:p>
      <text:p text:style-name="P14"/>
      <text:p text:style-name="P14">/* Creamos las distintas condiciones del filtro para contar los partidos que lo cumplan */</text:p>
      <text:p text:style-name="P14">/* No tiene afiliados (no los muestra) */</text:p>
      <text:p text:style-name="P14">var j_cond_a1 = {"afiliados":{$exists:false}}</text:p>
      <text:p text:style-name="P14"/>
      <text:p text:style-name="P14">/* No tienen afiliados (=0) */</text:p>
      <text:p text:style-name="P14">var j_cond_a2= {"afiliados":{ $eq:0}}</text:p>
      <text:p text:style-name="P14"/>
      <text:p text:style-name="P14">/* No tienen afiliados (cumple alguna de las dos anteriores, OR lógica) */</text:p>
      <text:p text:style-name="P14">var j_cond_afiliados = {$or:[j_cond_a1,j_cond_a2]}</text:p>
      <text:p text:style-name="P14"/>
      <text:p text:style-name="P14">/* Tiene votos (no importa si están vacíos, bienvenido a Corrupoly) */</text:p>
      <text:p text:style-name="P14">var j_cond_v1 = {"votos": { $exists: true}}</text:p>
      <text:p text:style-name="P14"/>
      <text:p text:style-name="P14">/* No tiene gratificacion (que te paguen 0 es una gratificación en Corrupoly) */</text:p>
      <text:p text:style-name="P14">var j_cond_v2 = {"votos.gratificacion": { $exists: false }}</text:p>
      <text:p text:style-name="P14"/>
      <text:p text:style-name="P14">/* Cumple ambas condiciones a la vez (AND lógica) */</text:p>
      <text:p text:style-name="P14">var j_cond_votos = {$and:[j_cond_v1,j_cond_v2]}</text:p>
      <text:p text:style-name="P14"/>
      <text:p text:style-name="P14">/* Filtro con todas las condiciones (OR lógica) */</text:p>
      <text:p text:style-name="P14">var j_filtro = {$or:[j_cond_afiliados,j_cond_votos]}</text:p>
      <text:p text:style-name="P14"/>
      <text:p text:style-name="P14">/* Contamos cuántos partidos cumplen con las condiciones */</text:p>
      <text:p text:style-name="P14">db.Partidos.countDocuments(j_filtro);</text:p>
      <text:p text:style-name="P29"><text:span text:style-name="T14">[</text:span><text:span text:style-name="T15">1</text:span><text:span text:style-name="T14"> punto]</text:span><text:span text:style-name="T17"> </text:span><text:span text:style-name="T18">B</text:span><text:span text:style-name="T16">O</text:span><text:span text:style-name="T18">RRADO</text:span></text:p>
      <text:p text:style-name="P17"/>
      <text:p text:style-name="P17"/>
      <text:p text:style-name="P18">1)</text:p>
      <text:p text:style-name="P7">/* Nos aseguramos de usar la BD */</text:p>
      <text:p text:style-name="P7">use MDBElecciones</text:p>
      <text:p text:style-name="P7"/>
      <text:p text:style-name="P7">/* Proyección de siglas y nombres */</text:p>
      <text:p text:style-name="P7">var j_proyec = {"_id":0, "siglas":1,"nombre":1}</text:p>
      <text:p text:style-name="P7"/>
      <text:p text:style-name="P7">/* El partido NO tiene votos */</text:p>
      <text:p text:style-name="P7">var j_cond_votos = {"votos":{$exists:false}}</text:p>
      <text:p text:style-name="P7"/>
      <text:p text:style-name="P7">/* No votados en Ladronia */</text:p>
      <text:p text:style-name="P7">var j_cond_ladronia = {"votos.circunscripcion":{$ne:"Ladronia"}}</text:p>
      <text:p text:style-name="P7"/>
      <text:p text:style-name="P7">/* No tienen votos o no han sido votados en Ladronia */</text:p>
      <text:p text:style-name="P7">var j_filtro = {$or:[j_cond_votos,j_cond_ladronia]}</text:p>
      <text:p text:style-name="P7"/>
      <text:p text:style-name="P7">/* Listamos las siglas y los partidos que cumplen el filtro */</text:p>
      <text:p text:style-name="P7">db.Partidos.find(j_filtro,j_proyec)</text:p>
      <text:p text:style-name="P7"/>
      <text:p text:style-name="P7"/>
      <text:p text:style-name="P7"/>
      <text:p text:style-name="P7"/>
      <text:p text:style-name="P7"/>
      <text:p text:style-name="P7"/>
      <text:p text:style-name="P12">2)</text:p>
      <text:p text:style-name="P12"/>
      <text:p text:style-name="P8">/* Borramos los partidos que cumplen con el filtro <text:span text:style-name="T37">anterior</text:span> */</text:p>
      <text:p text:style-name="P8">db.Partidos.deleteMany(j_filtro)</text:p>
      <text:p text:style-name="P12"/>
      <text:p text:style-name="P12"/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11">
      <number:hours number:style="long"/>
      <number:minutes number:style="long"/>
    </number:time-style>
    <number:date-style style:name="N112">
      <number:year/>
      <number:month number:style="long"/>
      <number:day number:style="long"/>
    </number:date-style>
    <number:time-style style:name="N10104" number:language="es" number:country="ES">
      <number:hours number:style="long"/>
      <number:minutes number:style="long"/>
    </number:time-style>
    <number:date-style style:name="N10105" number:language="es" number:country="ES">
      <number:year/>
      <number:month number:style="long"/>
      <number:day number:style="long"/>
    </number:date-style>
  </office:styles>
  <office:automatic-styles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4.293cm" style:rel-column-width="55097*"/>
    </style:style>
    <style:style style:name="Tabla2.B" style:family="table-column">
      <style:table-column-properties style:column-width="2.708cm" style:rel-column-width="1043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101cm" fo:border="none" style:writing-mode="page"/>
    </style:style>
    <style:style style:name="MP1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start" style:justify-single-word="false"/>
      <style:text-properties fo:color="#ff5254" loext:opacity="100%" style:font-name="Calibri" fo:font-size="10pt" fo:language="es" fo:country="ES" officeooo:paragraph-rsid="001e2e5f" style:font-size-asian="10pt" style:font-size-complex="10pt"/>
    </style:style>
    <style:style style:name="MP3" style:family="paragraph" style:parent-style-name="Table_20_Contents">
      <style:text-properties fo:color="#ff5254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MP4" style:family="paragraph" style:parent-style-name="Table_20_Contents">
      <style:text-properties style:font-name="Calibri" fo:language="es" fo:country="ES" officeooo:rsid="005176b0" officeooo:paragraph-rsid="005176b0"/>
    </style:style>
    <style:style style:name="MP5" style:family="paragraph" style:parent-style-name="Table_20_Contents">
      <style:text-properties style:font-name="Calibri" fo:language="es" fo:country="ES" officeooo:rsid="005176b0" officeooo:paragraph-rsid="001ce776"/>
    </style:style>
    <style:style style:name="MT1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MT2" style:family="text">
      <style:text-properties fo:text-transform="uppercase" fo:font-size="11pt" fo:font-weight="bold" officeooo:rsid="0028f140" style:font-size-asian="11pt" style:font-weight-asian="bold" style:font-size-complex="11pt" style:font-weight-complex="bold"/>
    </style:style>
    <style:style style:name="MT3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MT4" style:family="text">
      <style:text-properties fo:font-size="11pt" fo:font-weight="bold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APELLIDOS, NOMBRE / COGNOMS, NOM</text:p>
            </table:table-cell>
            <table:table-cell table:style-name="Tabla2.A1" office:value-type="string">
              <text:p text:style-name="MP3">DNI / NIE</text:p>
            </table:table-cell>
          </table:table-row>
          <table:table-row table:style-name="Tabla2.1">
            <table:table-cell table:style-name="Tabla2.A1" office:value-type="string">
              <text:p text:style-name="MP4">Sanchis Martínez, Roldán</text:p>
            </table:table-cell>
            <table:table-cell table:style-name="Tabla2.A1" office:value-type="string">
              <text:p text:style-name="MP5">44535189J</text:p>
            </table:table-cell>
          </table:table-row>
        </table:table>
        <text:p text:style-name="MP1">Gracias por empezar cada ejercicio en una nueva cara</text:p>
      </style:header>
      <style:footer>
        <text:user-field-decls>
          <text:user-field-decl office:value-type="string" office:string-value="BASES DE DATOS" text:name="Modulo"/>
          <text:user-field-decl office:value-type="string" office:string-value="ACTIVIDAD EVALUABLE 4" text:name="Tema"/>
        </text:user-field-decls>
        <text:p text:style-name="MP2"><text:span text:style-name="MT1">DAW/</text:span><text:span text:style-name="MT2">dam</text:span><text:span text:style-name="MT3"> - </text:span><text:span text:style-name="MT4"><text:user-field-get text:name="Modulo">BASES DE DATOS</text:user-field-get></text:span><text:span text:style-name="MT4"><text:s text:c="36"/></text:span><text:span text:style-name="MT4"><text:user-field-get text:name="Tema">ACTIVIDAD EVALUABLE 4</text:user-field-get></text:span><text:span text:style-name="MT4"><text:tab/></text:span>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7:32:38.798000000</meta:creation-date>
    <dc:date>2024-04-25T17:33:37.804000000</dc:date>
    <meta:editing-duration>PT2H47M57S</meta:editing-duration>
    <meta:editing-cycles>67</meta:editing-cycles>
    <meta:generator>LibreOffice/7.2.2.2$Windows_X86_64 LibreOffice_project/02b2acce88a210515b4a5bb2e46cbfb63fe97d56</meta:generator>
    <meta:document-statistic meta:table-count="1" meta:image-count="0" meta:object-count="0" meta:page-count="6" meta:paragraph-count="130" meta:word-count="1067" meta:character-count="8905" meta:non-whitespace-character-count="7895"/>
  </office:meta>
</office:document-meta>
</file>